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1fa" officeooo:paragraph-rsid="001931fa" style:font-weight-asian="bold" style:font-weight-complex="bold"/>
    </style:style>
    <style:style style:name="P2" style:family="paragraph" style:parent-style-name="Standard">
      <style:text-properties fo:font-weight="normal" officeooo:rsid="001931fa" officeooo:paragraph-rsid="001931f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udelaire : L'Albatros</text:p>
      <text:p text:style-name="P1"/>
      <text:p text:style-name="P2">Souvent, pour s'amuser, les hommes d'équipage</text:p>
      <text:p text:style-name="P2">Prennent des albatros, vastes oiseaux des mers,</text:p>
      <text:p text:style-name="P2">Qui suivent, indolents compagnons de voyage,</text:p>
      <text:p text:style-name="P2">Le navire glissant sur les gouffres amers.</text:p>
      <text:p text:style-name="P2"/>
      <text:p text:style-name="P2">A peine les ont-ils déposés sur les planches,</text:p>
      <text:p text:style-name="P2">Que ces rois de l'azur, maladroits et honteux,</text:p>
      <text:p text:style-name="P2">Laissent piteusement leurs grandes ailes blanches</text:p>
      <text:p text:style-name="P2">Comme des avirons traîner à côté d'eux.</text:p>
      <text:p text:style-name="P2"/>
      <text:p text:style-name="P2">Ce voyageur ailé, comme il est gauche et veule !</text:p>
      <text:p text:style-name="P2">Lui, naguère si beau, qu'il est comique et laid !</text:p>
      <text:p text:style-name="P2">L'un agace son bec avec un brûle-gueule,</text:p>
      <text:p text:style-name="P2">L'autre mime en boitant, l'infirme qui volait !</text:p>
      <text:p text:style-name="P2"/>
      <text:p text:style-name="P2">Le Poète est semblable au prince des nuées</text:p>
      <text:p text:style-name="P2">Qui hante la tempête et se rit de l'archer ;</text:p>
      <text:p text:style-name="P2">Exilé sur le sol au milieu des huées,</text:p>
      <text:p text:style-name="P2">Ses ailes de géant l'empêchent de marc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5:59:11.874280825</meta:creation-date>
    <dc:date>2014-06-24T15:59:47.020539668</dc:date>
    <meta:editing-duration>P0D</meta:editing-duration>
    <meta:editing-cycles>1</meta:editing-cycles>
    <meta:document-statistic meta:table-count="0" meta:image-count="0" meta:object-count="0" meta:page-count="1" meta:paragraph-count="17" meta:word-count="126" meta:character-count="729" meta:non-whitespace-character-count="620"/>
    <meta:generator>LibreOffice/4.2.4.2$Linux_x86 LibreOffice_project/420m0$Build-2</meta:generator>
  </office:meta>
</office:document-meta>
</file>